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dd3" officeooo:paragraph-rsid="00118dd3"/>
    </style:style>
    <style:style style:name="P2" style:family="paragraph" style:parent-style-name="Standard">
      <style:text-properties officeooo:rsid="00136c5f" officeooo:paragraph-rsid="00136c5f"/>
    </style:style>
    <style:style style:name="P3" style:family="paragraph" style:parent-style-name="Standard">
      <style:text-properties officeooo:rsid="00155c00" officeooo:paragraph-rsid="00155c00"/>
    </style:style>
    <style:style style:name="T1" style:family="text">
      <style:text-properties officeooo:rsid="00159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y tecnologia computacional</text:p>
      <text:p text:style-name="P1">Clase Nro. 3 – 9/04/2021</text:p>
      <text:p text:style-name="P1"/>
      <text:p text:style-name="P2"/>
      <text:p text:style-name="P2">Unidad Nro2</text:p>
      <text:p text:style-name="P2">Array</text:p>
      <text:p text:style-name="P3">Arrays Bidimensionales →<text:span text:style-name="T1"> int[4,2] → filas, columnas</text:span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8:56:40.369430468</meta:creation-date>
    <dc:date>2021-04-09T21:09:57.318248189</dc:date>
    <meta:editing-duration>PT12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20" meta:character-count="137" meta:non-whitespace-character-count="121"/>
  </office:meta>
</office:document-meta>
</file>